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Quotations">
      <style:text-properties officeooo:rsid="00024afa" officeooo:paragraph-rsid="00051298"/>
    </style:style>
    <style:style style:name="P2" style:family="paragraph" style:parent-style-name="Text_20_body">
      <style:text-properties officeooo:rsid="00024afa" officeooo:paragraph-rsid="00024afa"/>
    </style:style>
    <style:style style:name="P3" style:family="paragraph" style:parent-style-name="Text_20_body">
      <style:text-properties officeooo:rsid="00024afa" officeooo:paragraph-rsid="00051298"/>
    </style:style>
    <style:style style:name="P4" style:family="paragraph" style:parent-style-name="Text_20_body">
      <style:text-properties officeooo:paragraph-rsid="000512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"Well, I won't give up." The man made a decision.</text:p>
      <text:p text:style-name="Quotations">To escape from the hallucination, the man kept running. Eventually, he collapsed due to exhaustion. When he regained consciousness, he stood up, shook off the pain, and started running again.</text:p>
      <text:p text:style-name="Quotations">"Nine thousand and fifty chips."</text:p>
      <text:p text:style-name="Quotations">This was the reason why the man was struggling to escape the hallucination, the existence of the pursuer.</text:p>
      <text:p text:style-name="Quotations">"Huh, you... You caught the one with the lower bounty. Hey, don't you understand? Nine thousand and fifty chips."</text:p>
      <text:p text:style-name="Quotations">A figure emerged from the darkness behind him. He dropped the crumpled bounty list at his feet and crushed it.</text:p>
      <text:p text:style-name="Quotations">The man's vision, which had been blurred and distorted multiple times, had already recovered.</text:p>
      <text:p text:style-name="Quotations">"You don't seem like a hallucination... Damn hunter."</text:p>
      <text:p text:style-name="Quotations">The man's bloodshot eyes focused on the darkness of the alley as he heard the words. A single shadow emerged from the alley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1T21:53:37.046000000</meta:creation-date>
    <dc:date>2024-09-12T07:36:53.858000000</dc:date>
    <meta:editing-duration>PT9H32M58S</meta:editing-duration>
    <meta:editing-cycles>6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9" meta:word-count="147" meta:character-count="870" meta:non-whitespace-character-count="732"/>
  </office:meta>
</office:document-meta>
</file>